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27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3" table:default-cell-style-name="ce3"/>
        <table:table-column table:style-name="co5" table:default-cell-style-name="ce4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Nazwisko i Imię </text:p>
          </table:table-cell>
          <table:table-cell table:style-name="ce1" office:value-type="string" calcext:value-type="string">
            <text:p>Egzamin 1</text:p>
          </table:table-cell>
          <table:table-cell table:style-name="ce1" office:value-type="string" calcext:value-type="string">
            <text:p>Egzamin 2</text:p>
          </table:table-cell>
          <table:table-cell table:style-name="ce1" office:value-type="string" calcext:value-type="string">
            <text:p>wynik</text:p>
          </table:table-cell>
          <table:table-cell table:style-name="ce1" office:value-type="string" calcext:value-type="string">
            <text:p>Zdał (Tak/Ni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icki Piotr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SUM([.C2:.D2])" office:value-type="float" office:value="92" calcext:value-type="float">
            <text:p>92</text:p>
          </table:table-cell>
          <table:table-cell table:formula="of:=IF([.E2]&gt;=80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kut Ann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SUM([.C3:.D3])" office:value-type="float" office:value="46" calcext:value-type="float">
            <text:p>46</text:p>
          </table:table-cell>
          <table:table-cell table:formula="of:=IF([.E3]&gt;=80;&quot;TAK&quot;;&quot;NIE&quot;)" office:value-type="string" office:string-value="NIE" calcext:value-type="string">
            <text:p>N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imas Łukasz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formula="of:=SUM([.C4:.D4])" office:value-type="float" office:value="86" calcext:value-type="float">
            <text:p>86</text:p>
          </table:table-cell>
          <table:table-cell table:formula="of:=IF([.E4]&gt;=80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lewicz Łukasz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SUM([.C5:.D5])" office:value-type="float" office:value="63" calcext:value-type="float">
            <text:p>63</text:p>
          </table:table-cell>
          <table:table-cell table:formula="of:=IF([.E5]&gt;=80;&quot;TAK&quot;;&quot;NIE&quot;)" office:value-type="string" office:string-value="NIE" calcext:value-type="string">
            <text:p>NI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cha Piotr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SUM([.C6:.D6])" office:value-type="float" office:value="89" calcext:value-type="float">
            <text:p>89</text:p>
          </table:table-cell>
          <table:table-cell table:formula="of:=IF([.E6]&gt;=80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wacki Jakub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SUM([.C7:.D7])" office:value-type="float" office:value="89" calcext:value-type="float">
            <text:p>89</text:p>
          </table:table-cell>
          <table:table-cell table:formula="of:=IF([.E7]&gt;=80;&quot;TAK&quot;;&quot;NIE&quot;)" office:value-type="string" office:string-value="TAK" calcext:value-type="string">
            <text:p>TAK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aszczynski Jan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SUM([.C8:.D8])" office:value-type="float" office:value="82" calcext:value-type="float">
            <text:p>82</text:p>
          </table:table-cell>
          <table:table-cell table:formula="of:=IF([.E8]&gt;=80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yzy Kamil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SUM([.C9:.D9])" office:value-type="float" office:value="66" calcext:value-type="float">
            <text:p>66</text:p>
          </table:table-cell>
          <table:table-cell table:formula="of:=IF([.E9]&gt;=80;&quot;TAK&quot;;&quot;NIE&quot;)" office:value-type="string" office:string-value="NIE" calcext:value-type="string">
            <text:p>NI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azmierski Krzysztof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SUM([.C10:.D10])" office:value-type="float" office:value="98" calcext:value-type="float">
            <text:p>98</text:p>
          </table:table-cell>
          <table:table-cell table:formula="of:=IF([.E10]&gt;=80;&quot;TAK&quot;;&quot;NIE&quot;)" office:value-type="string" office:string-value="TAK" calcext:value-type="string">
            <text:p>TAK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Łagudka Jakub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SUM([.C11:.D11])" office:value-type="float" office:value="60" calcext:value-type="float">
            <text:p>60</text:p>
          </table:table-cell>
          <table:table-cell table:formula="of:=IF([.E11]&gt;=80;&quot;TAK&quot;;&quot;NIE&quot;)" office:value-type="string" office:string-value="NIE" calcext:value-type="string">
            <text:p>NI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lmur Maciej 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SUM([.C12:.D12])" office:value-type="float" office:value="69" calcext:value-type="float">
            <text:p>69</text:p>
          </table:table-cell>
          <table:table-cell table:formula="of:=IF([.E12]&gt;=80;&quot;TAK&quot;;&quot;NIE&quot;)" office:value-type="string" office:string-value="NIE" calcext:value-type="string">
            <text:p>N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cki Adrian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SUM([.C13:.D13])" office:value-type="float" office:value="82" calcext:value-type="float">
            <text:p>82</text:p>
          </table:table-cell>
          <table:table-cell table:formula="of:=IF([.E13]&gt;=80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elcarek Lukasz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14:.D14])" office:value-type="float" office:value="75" calcext:value-type="float">
            <text:p>75</text:p>
          </table:table-cell>
          <table:table-cell table:formula="of:=IF([.E14]&gt;=80;&quot;TAK&quot;;&quot;NIE&quot;)" office:value-type="string" office:string-value="NIE" calcext:value-type="string">
            <text:p>NI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wacki Tomasz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formula="of:=SUM([.C15:.D15])" office:value-type="float" office:value="92" calcext:value-type="float">
            <text:p>92</text:p>
          </table:table-cell>
          <table:table-cell table:formula="of:=IF([.E15]&gt;=80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wak Adrian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SUM([.C16:.D16])" office:value-type="float" office:value="58" calcext:value-type="float">
            <text:p>58</text:p>
          </table:table-cell>
          <table:table-cell table:formula="of:=IF([.E16]&gt;=80;&quot;TAK&quot;;&quot;NIE&quot;)" office:value-type="string" office:string-value="NIE" calcext:value-type="string">
            <text:p>NIE</text:p>
          </table:table-cell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3:13:09.48</meta:creation-date>
    <dc:date>2023-10-19T14:03:56.708000000</dc:date>
    <meta:editing-duration>PT35M2S</meta:editing-duration>
    <meta:editing-cycles>2</meta:editing-cycles>
    <meta:generator>LibreOffice/7.4.2.3$Windows_X86_64 LibreOffice_project/382eef1f22670f7f4118c8c2dd222ec7ad009daf</meta:generator>
    <meta:document-statistic meta:table-count="3" meta:cell-count="96" meta:object-count="0"/>
  </office:meta>
</office:document-meta>
</file>